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8.75pt" style:use-optimal-column-width="false"/>
    </style:style>
    <style:style style:name="ACOL-2" style:family="table-column">
      <style:table-column-properties style:column-width="96pt" style:use-optimal-column-width="false"/>
    </style:style>
    <style:style style:name="ACOL-3" style:family="table-column">
      <style:table-column-properties style:column-width="147pt" style:use-optimal-column-width="true"/>
    </style:style>
    <style:style style:name="ACOL-4" style:family="table-column">
      <style:table-column-properties style:column-width="123.75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default-cell-style-name="ACE-1" table:style-name="ACOL-0"/>
        <table:table-column table:default-cell-style-name="ACE-2" table:style-name="ACOL-0"/>
        <table:table-column table:style-name="ACOL-0" table:number-columns-repeated="248"/>
        <table:table-row table:style-name="AROW-0">
          <table:table-cell table:style-name="Gnumeric-default" office:value-type="string">
            <text:p>Designator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Quantity</text:p>
          </table:table-cell>
          <table:table-cell table:style-name="Gnumeric-default" office:value-type="string">
            <text:p>Designation</text:p>
          </table:table-cell>
          <table:table-cell table:style-name="Gnumeric-default" office:value-type="string">
            <text:p>Supplier</text:p>
          </table:table-cell>
          <table:table-cell table:style-name="Gnumeric-default" office:value-type="string">
            <text:p>ID</text:p>
          </table:table-cell>
          <table:table-cell table:style-name="ACE-1" office:value-type="string">
            <text:p>Price</text:p>
          </table:table-cell>
          <table:table-cell table:style-name="ACE-2" office:value-type="string">
            <text:p>Total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2]*[.C2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V301</text:p>
          </table:table-cell>
          <table:table-cell table:style-name="Gnumeric-default" office:value-type="string">
            <text:p>P160KNP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k lin P160KNPD-4FC20B10K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58-P160KNP4FC20B10K</text:p>
          </table:table-cell>
          <table:table-cell table:style-name="ACE-1" table:formula="of:=0.629*1.1899999999999999" office:value-type="float" office:value="0.74851000000000001">
            <text:p>0.749 </text:p>
          </table:table-cell>
          <table:table-cell table:style-name="ACE-2" table:formula="of:=ROUND([.G3]*[.C3];2)" office:value-type="float" office:value="0.75">
            <text:p>0.7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U401</text:p>
          </table:table-cell>
          <table:table-cell table:style-name="Gnumeric-default" office:value-type="string">
            <text:p>ESP-12E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-12E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ESP-12F</text:p>
          </table:table-cell>
          <table:table-cell table:style-name="ACE-1" table:formula="of:=4*1.1899999999999999" office:value-type="float" office:value="4.7599999999999998">
            <text:p>4.760 </text:p>
          </table:table-cell>
          <table:table-cell table:style-name="ACE-2" table:formula="of:=ROUND([.G4]*[.C4];2)" office:value-type="float" office:value="4.7599999999999998">
            <text:p>4.76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401</text:p>
          </table:table-cell>
          <table:table-cell table:style-name="Gnumeric-default" office:value-type="string">
            <text:p>Pin_Header_Straight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P_BOOTLOA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20)</text:p>
          </table:table-cell>
          <table:table-cell table:style-name="ACE-1" office:value-type="float" office:value="0.01">
            <text:p>0.010 </text:p>
          </table:table-cell>
          <table:table-cell table:style-name="ACE-2" table:formula="of:=ROUND([.G5]*[.C5];2)" office:value-type="float" office:value="0.01">
            <text:p>0.0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1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E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6]*[.C6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402</text:p>
          </table:table-cell>
          <table:table-cell table:style-name="Gnumeric-default" office:value-type="string">
            <text:p>Pin_Header_Straight_1x03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ART_AV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L 1X40G 2,54 (1/10)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7]*[.C7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2,C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22/6</text:p>
          </table:table-cell>
          <table:table-cell table:style-name="ACE-1" office:value-type="float" office:value="0.14999999999999999">
            <text:p>0.150 </text:p>
          </table:table-cell>
          <table:table-cell table:style-name="ACE-2" table:formula="of:=ROUND([.G8]*[.C8];2)" office:value-type="float" office:value="0.29999999999999999">
            <text:p>0.3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X201</text:p>
          </table:table-cell>
          <table:table-cell table:style-name="Gnumeric-default" office:value-type="string">
            <text:p>Crystal_SMD_TXC_7M-4pin_3.2x2.5mm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4.7456MHz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449-LFXTAL036338CUTT</text:p>
          </table:table-cell>
          <table:table-cell table:style-name="ACE-1" table:formula="of:=0.51500000000000001*1.1899999999999999" office:value-type="float" office:value="0.61285000000000001">
            <text:p>0.613 </text:p>
          </table:table-cell>
          <table:table-cell table:style-name="ACE-2" table:formula="of:=ROUND([.G9]*[.C9];2)" office:value-type="float" office:value="0.60999999999999999">
            <text:p>0.6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EVERSE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0]*[.C10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ORWAR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1]*[.C11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OP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2]*[.C12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405,R404,R403,R2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10k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10,0K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13]*[.C13];2)" office:value-type="float" office:value="0.059999999999999998">
            <text:p>0.06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4,R303,R3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47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7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14]*[.C14];2)" office:value-type="float" office:value="0.050000000000000003">
            <text:p>0.0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3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k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4,70K</text:p>
          </table:table-cell>
          <table:table-cell table:style-name="ACE-1" office:value-type="float" office:value="0.14999999999999999">
            <text:p>0.150 </text:p>
          </table:table-cell>
          <table:table-cell table:style-name="ACE-2" table:formula="of:=ROUND([.G15]*[.C15];2)" office:value-type="float" office:value="0.14999999999999999">
            <text:p>0.1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1,C203,C202,C201,C207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100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EM X7R0805 100N</text:p>
          </table:table-cell>
          <table:table-cell table:style-name="ACE-1" office:value-type="float" office:value="0.040000000000000001">
            <text:p>0.040 </text:p>
          </table:table-cell>
          <table:table-cell table:style-name="ACE-2" table:formula="of:=ROUND([.G16]*[.C16];2)" office:value-type="float" office:value="0.20000000000000001">
            <text:p>0.2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206,C205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2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NPO-G0805 22P</text:p>
          </table:table-cell>
          <table:table-cell table:style-name="ACE-1" office:value-type="float" office:value="0.02">
            <text:p>0.020 </text:p>
          </table:table-cell>
          <table:table-cell table:style-name="ACE-2" table:formula="of:=ROUND([.G17]*[.C17];2)" office:value-type="float" office:value="0.040000000000000001">
            <text:p>0.0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5,C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7R-G0805 1,0/25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18]*[.C18];2)" office:value-type="float" office:value="0.14000000000000001">
            <text:p>0.1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102,C101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4u7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4,7</text:p>
          </table:table-cell>
          <table:table-cell table:style-name="ACE-1" office:value-type="float" office:value="0.059999999999999998">
            <text:p>0.060 </text:p>
          </table:table-cell>
          <table:table-cell table:style-name="ACE-2" table:formula="of:=ROUND([.G19]*[.C19];2)" office:value-type="float" office:value="0.12">
            <text:p>0.1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4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4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0]*[.C20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3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3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1]*[.C21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2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2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2]*[.C22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1</text:p>
          </table:table-cell>
          <table:table-cell table:style-name="Gnumeric-default" office:value-type="string">
            <text:p>OS102011MS2Q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OCO1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1-OS102011MS2QN1</text:p>
          </table:table-cell>
          <table:table-cell table:style-name="ACE-1" table:formula="of:=0.34100000000000003*1.1899999999999999" office:value-type="float" office:value="0.40579000000000004">
            <text:p>0.406 </text:p>
          </table:table-cell>
          <table:table-cell table:style-name="ACE-2" table:formula="of:=ROUND([.G23]*[.C23];2)" office:value-type="float" office:value="0.40999999999999998">
            <text:p>0.4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3</text:p>
          </table:table-cell>
          <table:table-cell table:style-name="Gnumeric-default" office:value-type="string">
            <text:p>100SP1T1B1M1QEH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RECTION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612-100-A1111</text:p>
          </table:table-cell>
          <table:table-cell table:style-name="ACE-1" table:formula="of:=2.1299999999999999*1.1899999999999999" office:value-type="float" office:value="2.5347">
            <text:p>2.535 </text:p>
          </table:table-cell>
          <table:table-cell table:style-name="ACE-2" table:formula="of:=ROUND([.G24]*[.C24];2)" office:value-type="float" office:value="2.5299999999999998">
            <text:p>2.5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ON101</text:p>
          </table:table-cell>
          <table:table-cell table:style-name="Gnumeric-default" office:value-type="string">
            <text:p>USB_Micro-B_Molex-105017-00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SB-MICRO-B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38-105017-0001</text:p>
          </table:table-cell>
          <table:table-cell table:style-name="ACE-1" table:formula="of:=0.68100000000000005*1.1899999999999999" office:value-type="float" office:value="0.81039000000000005">
            <text:p>0.810 </text:p>
          </table:table-cell>
          <table:table-cell table:style-name="ACE-2" table:formula="of:=ROUND([.G25]*[.C25];2)" office:value-type="float" office:value="0.81000000000000005">
            <text:p>0.8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1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red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RT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26]*[.C26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102</text:p>
          </table:table-cell>
          <table:table-cell table:style-name="Gnumeric-default" office:value-type="string">
            <text:p>LED_D3.0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- green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LED 3MM GN</text:p>
          </table:table-cell>
          <table:table-cell table:style-name="ACE-1" office:value-type="float" office:value="0.070000000000000007">
            <text:p>0.070 </text:p>
          </table:table-cell>
          <table:table-cell table:style-name="ACE-2" table:formula="of:=ROUND([.G27]*[.C27];2)" office:value-type="float" office:value="0.070000000000000007">
            <text:p>0.0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1</text:p>
          </table:table-cell>
          <table:table-cell table:style-name="Gnumeric-default" office:value-type="string">
            <text:p>SOT95P270X145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P73831T-2ACI_O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79-MCP73831T-2ACIOT</text:p>
          </table:table-cell>
          <table:table-cell table:style-name="ACE-1" table:formula="of:=0.498*1.1899999999999999" office:value-type="float" office:value="0.59261999999999992">
            <text:p>0.593 </text:p>
          </table:table-cell>
          <table:table-cell table:style-name="ACE-2" table:formula="of:=ROUND([.G28]*[.C28];2)" office:value-type="float" office:value="0.58999999999999997">
            <text:p>0.59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102</text:p>
          </table:table-cell>
          <table:table-cell table:style-name="Gnumeric-default" office:value-type="string">
            <text:p>SOT95P275X110-5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CV8161BSN300T1G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863-NCV8161BSN300T1G</text:p>
          </table:table-cell>
          <table:table-cell table:style-name="ACE-1" table:formula="of:=0.48899999999999999*1.1899999999999999" office:value-type="float" office:value="0.58190999999999993">
            <text:p>0.582 </text:p>
          </table:table-cell>
          <table:table-cell table:style-name="ACE-2" table:formula="of:=ROUND([.G29]*[.C29];2)" office:value-type="float" office:value="0.57999999999999996">
            <text:p>0.58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01</text:p>
          </table:table-cell>
          <table:table-cell table:style-name="Gnumeric-default" office:value-type="string">
            <text:p>Pin_Header_Angled_1x02_Pitch2.54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ATT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1X40W 2,54 (1/20)</text:p>
          </table:table-cell>
          <table:table-cell table:style-name="ACE-1" office:value-type="float" office:value="0.010999999999999999">
            <text:p>0.011 </text:p>
          </table:table-cell>
          <table:table-cell table:style-name="ACE-2" table:formula="of:=ROUND([.G30]*[.C30];2)" office:value-type="float" office:value="0.01">
            <text:p>0.01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1,R102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68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68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1]*[.C31];2)" office:value-type="float" office:value="0.029999999999999999">
            <text:p>0.0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1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k2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,20K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2]*[.C32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201</text:p>
          </table:table-cell>
          <table:table-cell table:style-name="Gnumeric-default" office:value-type="string">
            <text:p>Pin_Header_Straight_2x03_Pitch2.54mm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ISP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2X40G SMD2,54 (1/10)</text:p>
          </table:table-cell>
          <table:table-cell table:style-name="ACE-1" office:value-type="float" office:value="0.17000000000000001">
            <text:p>0.170 </text:p>
          </table:table-cell>
          <table:table-cell table:style-name="ACE-2" table:formula="of:=ROUND([.G33]*[.C33];2)" office:value-type="float" office:value="0.17000000000000001">
            <text:p>0.1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R204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0R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MD-0805 220</text:p>
          </table:table-cell>
          <table:table-cell table:style-name="ACE-1" office:value-type="float" office:value="0.014999999999999999">
            <text:p>0.015 </text:p>
          </table:table-cell>
          <table:table-cell table:style-name="ACE-2" table:formula="of:=ROUND([.G34]*[.C34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IC201</text:p>
          </table:table-cell>
          <table:table-cell table:style-name="Gnumeric-default" office:value-type="string">
            <text:p>TQFP-32_7x7mm_Pitch0.8mm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TMEGA328P-A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556-ATMEGA328P-AU</text:p>
          </table:table-cell>
          <table:table-cell table:style-name="ACE-1" table:formula="of:=1.8100000000000001*1.1899999999999999" office:value-type="float" office:value="2.1539000000000001">
            <text:p>2.154 </text:p>
          </table:table-cell>
          <table:table-cell table:style-name="ACE-2" table:formula="of:=ROUND([.G35]*[.C35];2)" office:value-type="float" office:value="2.1499999999999999">
            <text:p>2.1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5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0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36]*[.C36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1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37]*[.C37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7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2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38]*[.C38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8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3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39]*[.C39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09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4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40]*[.C40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0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5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41]*[.C41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1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HIFT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YVB</text:p>
          </table:table-cell>
          <table:table-cell table:style-name="ACE-1" table:formula="of:=0.28799999999999998*1.1899999999999999" office:value-type="float" office:value="0.34271999999999997">
            <text:p>0.343 </text:p>
          </table:table-cell>
          <table:table-cell table:style-name="ACE-2" table:formula="of:=ROUND([.G42]*[.C42];2)" office:value-type="float" office:value="0.34000000000000002">
            <text:p>0.3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2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STOP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113-DTSM65RVB</text:p>
          </table:table-cell>
          <table:table-cell table:style-name="ACE-1" table:formula="of:=0.27900000000000003*1.1899999999999999" office:value-type="float" office:value="0.33201000000000003">
            <text:p>0.332 </text:p>
          </table:table-cell>
          <table:table-cell table:style-name="ACE-2" table:formula="of:=ROUND([.G43]*[.C43];2)" office:value-type="float" office:value="0.33000000000000002">
            <text:p>0.33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4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6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44]*[.C44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SW316</text:p>
          </table:table-cell>
          <table:table-cell table:style-name="Gnumeric-default" office:value-type="string">
            <text:p>SW_SPST_PTS6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F8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Taster 9319</text:p>
          </table:table-cell>
          <table:table-cell table:style-name="ACE-1" office:value-type="float" office:value="0.23999999999999999">
            <text:p>0.240 </text:p>
          </table:table-cell>
          <table:table-cell table:style-name="ACE-2" table:formula="of:=ROUND([.G45]*[.C45];2)" office:value-type="float" office:value="0.23999999999999999">
            <text:p>0.24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C403</text:p>
          </table:table-cell>
          <table:table-cell table:style-name="Gnumeric-default" office:value-type="string">
            <text:p>C_0805_HandSolder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0u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X5R-G0805 100/6</text:p>
          </table:table-cell>
          <table:table-cell table:style-name="ACE-1" office:value-type="float" office:value="0.25">
            <text:p>0.250 </text:p>
          </table:table-cell>
          <table:table-cell table:style-name="ACE-2" table:formula="of:=ROUND([.G46]*[.C46];2)" office:value-type="float" office:value="0.25">
            <text:p>0.25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K1</text:p>
          </table:table-cell>
          <table:table-cell table:style-name="Gnumeric-default" office:value-type="string">
            <text:p>Potentiometer Kno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1mm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KNOPF 21-6 AL</text:p>
          </table:table-cell>
          <table:table-cell table:style-name="ACE-1" office:value-type="float" office:value="2.2000000000000002">
            <text:p>2.200 </text:p>
          </table:table-cell>
          <table:table-cell table:style-name="ACE-2" table:formula="of:=ROUND([.G47]*[.C47];2)" office:value-type="float" office:value="2.2000000000000002">
            <text:p>2.2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D303,D302,D301,D101,D102</text:p>
          </table:table-cell>
          <table:table-cell table:style-name="Gnumeric-default" office:value-type="string">
            <text:p>LED Space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3mm</text:p>
          </table:table-cell>
          <table:table-cell table:style-name="Gnumeric-default" office:value-type="string">
            <text:p>Mouser</text:p>
          </table:table-cell>
          <table:table-cell table:style-name="Gnumeric-default" office:value-type="string">
            <text:p>749-ELM-7-3MM</text:p>
          </table:table-cell>
          <table:table-cell table:style-name="ACE-1" table:formula="of:=0.044999999999999998*1.1899999999999999" office:value-type="float" office:value="0.053549999999999993">
            <text:p>0.054 </text:p>
          </table:table-cell>
          <table:table-cell table:style-name="ACE-2" table:formula="of:=ROUND([.G48]*[.C48];2)" office:value-type="float" office:value="0.27000000000000002">
            <text:p>0.27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H1</text:p>
          </table:table-cell>
          <table:table-cell table:style-name="Gnumeric-default" office:value-type="string">
            <text:p>Housing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trapubox 2090</text:p>
          </table:table-cell>
          <table:table-cell table:style-name="Gnumeric-default" office:value-type="string">
            <text:p>Reichelt</text:p>
          </table:table-cell>
          <table:table-cell table:style-name="Gnumeric-default" office:value-type="string">
            <text:p>SP 2090 SW</text:p>
          </table:table-cell>
          <table:table-cell table:style-name="ACE-1" office:value-type="float" office:value="2.2999999999999998">
            <text:p>2.300 </text:p>
          </table:table-cell>
          <table:table-cell table:style-name="ACE-2" table:formula="of:=ROUND([.G49]*[.C49];2)" office:value-type="float" office:value="2.2999999999999998">
            <text:p>2.3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J1,J2</text:p>
          </table:table-cell>
          <table:table-cell table:style-name="Gnumeric-default" office:value-type="string">
            <text:p>Jumper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Reichelt</text:p>
          </table:table-cell>
          <table:table-cell table:style-name="Gnumeric-default" office:value-type="string">
            <text:p>JUMPER 2,54 SW</text:p>
          </table:table-cell>
          <table:table-cell table:style-name="ACE-1" office:value-type="float" office:value="0.01">
            <text:p>0.010 </text:p>
          </table:table-cell>
          <table:table-cell table:style-name="ACE-2" table:formula="of:=ROUND([.G50]*[.C50];2)" office:value-type="float" office:value="0.02">
            <text:p>0.02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B1</text:p>
          </table:table-cell>
          <table:table-cell table:style-name="Gnumeric-default" office:value-type="string">
            <text:p>Battery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ithium battery 1700mAh</text:p>
          </table:table-cell>
          <table:table-cell table:style-name="Gnumeric-default" office:value-type="string">
            <text:p>TME</text:p>
          </table:table-cell>
          <table:table-cell table:style-name="Gnumeric-default" office:value-type="string">
            <text:p>ACCU-LP103058/CL</text:p>
          </table:table-cell>
          <table:table-cell table:style-name="ACE-1" office:value-type="float" office:value="12.1">
            <text:p>12.100 </text:p>
          </table:table-cell>
          <table:table-cell table:style-name="ACE-2" table:formula="of:=ROUND([.G51]*[.C51];2)" office:value-type="float" office:value="12.1">
            <text:p>12.10 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string">
            <text:p>P1</text:p>
          </table:table-cell>
          <table:table-cell table:style-name="Gnumeric-default" office:value-type="string">
            <text:p>PC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24mm x 35mm x 1.6mm</text:p>
          </table:table-cell>
          <table:table-cell table:style-name="Gnumeric-default" office:value-type="string">
            <text:p>Elecrow</text:p>
          </table:table-cell>
          <table:table-cell table:style-name="Gnumeric-default" office:value-type="string">
            <text:p>PCB Service</text:p>
          </table:table-cell>
          <table:table-cell table:style-name="ACE-1" table:formula="of:=1.5*1.1899999999999999" office:value-type="float" office:value="1.7849999999999999">
            <text:p>1.785 </text:p>
          </table:table-cell>
          <table:table-cell table:style-name="ACE-2" table:formula="of:=ROUND([.G52]*[.C52];2)" office:value-type="float" office:value="1.79">
            <text:p>1.79 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umme</text:p>
          </table:table-cell>
          <table:table-cell table:number-columns-repeated="5" table:style-name="Gnumeric-default"/>
          <table:table-cell table:style-name="ACE-1"/>
          <table:table-cell table:style-name="ACE-2" table:formula="of:=SUM([.H2:.H52])" office:value-type="float" office:value="37.890000000000001">
            <text:p>37.89 </text:p>
          </table:table-cell>
          <table:table-cell table:number-columns-repeated="248" table:style-name="Gnumeric-default"/>
        </table:table-row>
        <table:table-row table:style-name="AROW-0" table:number-rows-repeated="65482">
          <table:table-cell table:number-columns-repeated="256"/>
        </table:table-row>
        <table:named-expressions>
          <table:named-expression table:name="Print_Area" table:expression="of:=#REF!" table:base-cell-address="$'wfred_rev5.csv'.$A$1"/>
          <table:named-expression table:name="Sheet_Title" table:expression="of:=&quot;wfred_rev5.csv&quot;" table:base-cell-address="$'wfred_rev5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3" number:grouping="false" number:min-integer-digits="1"/>
      <number:text> </number:text>
    </number:currency-style>
    <number:currency-style style:name="ND-1">
      <number:number number:decimal-places="2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5-04T12:59:35Z</dc:date>
    <meta:creation-date>2019-03-14T20:07:53Z</meta:creation-date>
    <meta:generator>gnumeric/1.12.34</meta:generator>
    <meta:user-defined meta:name="meta:print-date" meta:value-type="date">2019-05-04T12:59:09Z</meta:user-defined>
  </office:meta>
</office:document-meta>
</file>